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 Sans" svg:font-family="'Droid Sans'"/>
    <style:font-face style:name="Open Sans" svg:font-family="'Open Sans', sans-serif"/>
    <style:font-face style:name="Arial2" svg:font-family="Arial" style:font-family-generic="swiss"/>
    <style:font-face style:name="Open Sans1" svg:font-family="'Open Sans', sans-serif"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line-height="190%"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2" style:family="paragraph" style:parent-style-name="Text_20_body">
      <style:paragraph-properties fo:margin-left="0cm" fo:margin-right="0cm" fo:margin-top="0cm" fo:margin-bottom="0cm" fo:line-height="190%" fo:orphans="2" fo:widows="2" fo:text-indent="0cm" style:auto-text-indent="false" fo:padding="0cm" fo:border="none"/>
      <style:text-properties fo:font-variant="normal" fo:text-transform="none" fo:color="#333333" style:font-name="Open Sans" fo:font-size="10.5pt" fo:letter-spacing="normal" fo:font-style="normal" fo:font-weight="normal"/>
    </style:style>
    <style:style style:name="P3" style:family="paragraph" style:parent-style-name="Text_20_body">
      <style:paragraph-properties fo:margin-left="0cm" fo:margin-right="0cm" fo:margin-top="0cm" fo:margin-bottom="0cm" fo:line-height="190%"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4" style:family="paragraph" style:parent-style-name="Text_20_body">
      <style:paragraph-properties fo:margin-left="0cm" fo:margin-right="0cm" fo:margin-top="0cm" fo:margin-bottom="0cm" fo:line-height="190%" fo:orphans="2" fo:widows="2" fo:text-indent="0cm" style:auto-text-indent="false" fo:padding="0cm" fo:border="none"/>
      <style:text-properties fo:font-variant="normal" fo:text-transform="none" fo:color="#333333" style:font-name="Open Sans" fo:font-size="10.5pt" fo:letter-spacing="normal" fo:font-style="normal" fo:font-weight="normal"/>
    </style:style>
    <style:style style:name="P5" style:family="paragraph" style:parent-style-name="Text_20_body">
      <style:paragraph-properties fo:margin-left="0cm" fo:margin-right="0cm" fo:margin-top="0cm" fo:margin-bottom="0cm" fo:line-height="190%" fo:orphans="2" fo:widows="2" fo:text-indent="0cm" style:auto-text-indent="false" fo:padding="0cm" fo:border="none"/>
      <style:text-properties fo:font-variant="normal" fo:text-transform="none" fo:color="#333333" style:font-name="Open Sans" fo:font-size="10.5pt" fo:letter-spacing="normal" fo:font-style="normal" fo:font-weight="normal" style:font-size-asian="10.5pt" style:font-size-complex="10.5pt"/>
    </style:style>
    <style:style style:name="P6" style:family="paragraph" style:parent-style-name="Text_20_body">
      <style:paragraph-properties fo:margin-left="0cm" fo:margin-right="0cm" fo:margin-top="0cm" fo:margin-bottom="0cm" fo:line-height="190%" fo:orphans="2" fo:widows="2" fo:text-indent="0cm" style:auto-text-indent="false" fo:padding="0cm" fo:border="none"/>
    </style:style>
    <style:style style:name="P7" style:family="paragraph" style:parent-style-name="Text_20_body">
      <style:paragraph-properties fo:margin-left="0cm" fo:margin-right="0cm" fo:margin-top="0cm" fo:margin-bottom="0cm" fo:orphans="2" fo:widows="2" fo:text-indent="0cm" style:auto-text-indent="false" fo:padding="0cm" fo:border="none"/>
    </style:style>
    <style:style style:name="T1" style:family="text">
      <style:text-properties fo:font-variant="normal" fo:text-transform="none" fo:color="#333333" style:font-name="Droid Sans" fo:font-size="12pt" fo:letter-spacing="normal" fo:font-style="normal" fo:font-weight="normal"/>
    </style:style>
    <style:style style:name="T2" style:family="text">
      <style:text-properties fo:font-variant="normal" fo:text-transform="none" fo:color="#333333" style:font-name="Droid Sans" fo:letter-spacing="normal" fo:font-style="normal" fo:font-weight="normal"/>
    </style:style>
    <style:style style:name="T3" style:family="text">
      <style:text-properties fo:font-variant="normal" fo:text-transform="none" fo:color="#333333" style:font-name="Droid Sans" fo:font-size="10.5pt" fo:letter-spacing="normal" fo:font-style="normal" fo:font-weight="normal" style:font-size-asian="10.5pt" style:font-size-complex="10.5pt"/>
    </style:style>
    <style:style style:name="T4" style:family="text">
      <style:text-properties fo:color="#333333" style:font-name="Droid Sans" fo:font-weight="normal" style:font-size-asian="10.5pt" style:font-size-complex="10.5pt"/>
    </style:style>
    <style:style style:name="T5" style:family="text">
      <style:text-properties fo:color="#333333" style:font-name="Open Sans1" style:font-size-asian="10.5pt" style:font-size-complex="10.5pt"/>
    </style:style>
    <style:style style:name="T6" style:family="text">
      <style:text-properties fo:color="#333333" style:font-name="Open Sans1" fo:font-weight="normal" style:font-size-asian="10.5pt" style:font-size-complex="10.5pt"/>
    </style:style>
    <style:style style:name="T7" style:family="text">
      <style:text-properties style:font-name="Droid Sans"/>
    </style:style>
    <style:style style:name="T8" style:family="text">
      <style:text-properties style:font-name="Droid Sans" fo:font-weight="normal" style:font-size-asian="10.5pt" style:font-size-complex="10.5pt"/>
    </style:style>
    <style:style style:name="T9" style:family="text">
      <style:text-properties style:font-name="Droid Sans"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réalité augmenté consiste a construire une representation se superposant au monde réel grace a au moins trois differents éléments:</text:p>
      <text:p text:style-name="P1">-un écran pour afficher, le but du procédé etant quand meme d'afficher des image par dessus la réalité</text:p>
      <text:p text:style-name="P1">-une caméra pour pourvoir filmer l'environement ou l'on veut afficher l'image</text:p>
      <text:p text:style-name="P1">-un système dd'exploitation pour traiter les differentes infos</text:p>
      <text:p text:style-name="P1">en plus de ça on peut egalement y ajouter un système de géolocalisation pour créer une adaptation en fonction de l'environnement de l'utilisateur. <text:s/><text:span text:style-name="T5">Sont donc utilisées des données GPS auxquelles doivent être associés des éléments précisant la direction de la vision:</text:span><text:span text:style-name="Strong_20_Emphasis"><text:span text:style-name="T6"> ce sont la boussole et les accéléromètres qui fournissent les informations nécessaires. </text:span></text:span></text:p>
      <text:p text:style-name="P1"><text:span text:style-name="Strong_20_Emphasis"><text:span text:style-name="T4">Il est également possible de s’en remettre à la reconnaissance d’une image ou d’un motif lié au sens pour déterminer la position de l’utilisateur. On scanne une image ou un code ce qui nous donne l'orientation de l'utilisateur. Ces marqueur etait au debut simple et monochromes. Ils peuvent maintenant grace a des machine plus puissantes dotés de meilleure algorythme on en trouve desormais de plus complexes bien que les anciens soit toujours utilisés</text:span></text:span></text:p>
      <text:p text:style-name="P2">Plus precisement, l'affichage se fait sur une surface spécialement conçu a cet effet par exemple sur les verres des google glass mais peut aussi s'afficher simplement sur un ecran de smartphone</text:p>
      <text:p text:style-name="P2">les caméras situées sur les lunettes ou le casque vont d’abord capturer l’environnement où se trouve l’utilisateur. Ensuite, le logiciel contenu dans les lunettes va analyser cet environnement et afficher l’information adéquate sur l’écran des lunettes. Toute l’opération se fait très rapidement, et en temps réel.</text:p>
      <text:p text:style-name="P2">Sur smartphone c'est le meme principe, a part qu'on ne voit pas l'environement amelioré mais l'ecran du smartphone ou la scène améliorée est affiché. Tout est superposé a l'ecran.</text:p>
      <text:p text:style-name="P2">Prenons comme exemple l'affichage tete haute de certaine voiture. C'est un projecteur qui affiche les informations sur un miroir semi transparent permettant au conducteur de voir les informations de conduite en meme temps que la route pour une meilleure concentration durant la conduite</text:p>
      <text:p text:style-name="P2"><text:span text:style-name="T9">Les</text:span><text:span text:style-name="Strong_20_Emphasis"><text:span text:style-name="T8"> applications de réalité augmentée peuvent également analyser des flux vidéos ou des éléments du corps humain, les mains ou l’ensemble des membres, comme le fait le Kinect de Microsoft</text:span></text:span><text:span text:style-name="T9">. Ce procédé est par exemple utilisé par l’application de test de maquillage L’Oréal Makeup Genious.</text:span></text:p>
      <text:p text:style-name="P2"><text:span text:style-name="T9">La réalité augmenté peut aussi se baser sur l'analyse de plux vidéo et meme du corps humain par exemple le Kinect de Microsoft sur la Xbox 360. L'Oréal l'utilise egalement pour son application Makeup Genious dans laquelle on test du maquillage </text:span></text:p>
      <text:p text:style-name="P7"><text:span text:style-name="T3"/></text:p>
      <text:p text:style-name="P5"><text:soft-page-break/><text:span text:style-name="T7"/></text:p>
      <text:p text:style-name="P5"><text:span text:style-name="T7">La plupart des smartophone sont desormais doté de tel capteur pour la reconnaissance du corps humain pour proposer davantage d'interaction entre le monde réel et un environement virtuel</text:span></text:p>
      <text:p text:style-name="P2"><text:span text:style-name="T9"/></text:p>
      <text:p text:style-name="P2"><text:span text:style-name="T9"/></text:p>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 Sans" svg:font-family="'Droid Sans'"/>
    <style:font-face style:name="Open Sans" svg:font-family="'Open Sans', sans-serif"/>
    <style:font-face style:name="Arial2" svg:font-family="Arial" style:font-family-generic="swiss"/>
    <style:font-face style:name="Open Sans1" svg:font-family="'Open Sans', sans-serif"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1T17:39:45.45</meta:creation-date>
    <dc:date>2020-01-13T10:28:58.06</dc:date>
    <meta:editing-duration>P1DT4H30M21S</meta:editing-duration>
    <meta:editing-cycles>4</meta:editing-cycles>
    <meta:generator>OpenOffice/4.1.1$Win32 OpenOffice.org_project/411m6$Build-9775</meta:generator>
    <meta:document-statistic meta:table-count="0" meta:image-count="0" meta:object-count="0" meta:page-count="2" meta:paragraph-count="13" meta:word-count="446" meta:character-count="2869"/>
  </office:meta>
</office:document-meta>
</file>